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12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Page 1]</text:p>
      <text:p text:style-name="P5">For a funeral/</text:p>
      <text:p text:style-name="P4">Supreme Ruler of the Universe! <text:s/>Thou whom the people/ of Israel acknowledge as the all-saving <text:span text:style-name="T1">and</text:span><text:span text:style-name="T2"> indivisible and [?] God,/ abundant in mercy and forgiveness; let the consolations, which/ religion affords, dwell with this bereaved household./ <text:s/>Deep is their sorrow because of the void created by the death/ of an object dearly loved, but in the hour of anguish their/ tearful eyes are upturned towards Thee, who alone canst/ wipe away distress with the assurance of a reunion/ beyond the grave. <text:s/>For, verily Thou didst inspire sainted/ men to teach that "The spirit shall return unto God, who/ gave it;" and concerning every one that fears Thee, it/ has been written "His soul shall abide in happiness"./ <text:s/>Oh! let the hope which these declarations breathe, be the/ the[sic!] strength and stay of the mourners in the trial which/ thy unsearchable decree has brought upon them. <text:s/>Ac-/-companied with that hope, the </text:span><text:span text:style-name="T1">asperities of</text:span><text:span text:style-name="T2"> pains attending life's </text:span><text:span text:style-name="T1">burden-</text:span><text:span text:style-name="T2"> vicissitudes/ </text:span><text:span text:style-name="T1">-some duties</text:span><text:span text:style-name="T2"> will be greatly softened. <text:s/>Deprived of it,/ existence itself will be but a shadowy illusion. <text:s/>Nay, O God/ surely there is an endless future, and our expectations will/ not be cut off./</text:span></text:p>
      <text:p text:style-name="P4"><text:span text:style-name="T2"/></text:p>
      <text:p text:style-name="P4"><text:span text:style-name="T2">[Page 2]</text:span></text:p>
      <text:p text:style-name="P4"><text:span text:style-name="T2">Beneficent Lord! <text:s/>Let the memory of the/ departed become an angel of peace, drawing hearts/ to hearts still more closely, and fastening them with/ the holy seal of enduring affection. <text:s/>Let it be also a/ </text:span><text:span text:style-name="T1">the</text:span><text:span text:style-name="T2"> heavenly guide, leading in the way of devotion/ and purity. <text:s/>Thus will Thy hand which has, for a wise/ purpose, inflincted[sic!] wounds, have brought withal/ healing, and the means to attain contentment here, and/ bless hereafter. <text:s/>And now for the cherished/ being snatched away from among this family </text:span><text:soft-page-break/><text:span text:style-name="T2">circle, I offer/ a prayer unto Thee, O Lord God! <text:s/>Gather him to his/ fathers, and let the judgment issuing from Thy/ </text:span><text:span text:style-name="T1">compassionate</text:span><text:span text:style-name="T2"> unerring tribunal, award to the immortal spirit/ exuberant joys. <text:s/>For manifold were the obligations/ </text:span><text:span text:style-name="T1">be</text:span><text:span text:style-name="T2"> keep the deceased sacredly fulfilled, amidst difficulties, and if he/ ever faltered when in the pursuit thereof, the weakness/ of the flesh and not the perversity of the mind, oc-/-casioned a </text:span><text:span text:style-name="T1">the his</text:span><text:span text:style-name="T2"> backsliding. <text:s/>Grant that the/ pious resignation of the surviving relatives, and/ their </text:span><text:span text:style-name="T1">evident</text:span><text:span text:style-name="T2"> devout entreaties may add to the glories of him/ whom Thou hast transferred </text:span><text:span text:style-name="T1">in</text:span><text:span text:style-name="T2">to serener realms./ <text:s/>Grant that their conforming with the dictates of Truth,/</text:span></text:p>
      <text:p text:style-name="P4"><text:span text:style-name="T2"/></text:p>
      <text:p text:style-name="P4"><text:span text:style-name="T2">[Page 3]</text:span></text:p>
      <text:p text:style-name="P4"><text:span text:style-name="T2">may be ascribed as a merit to him whose conduct/ through life exemplified the precepts of Thy moral/ Code. <text:s/>And may all Thou suppliants,/ O universal Parent! believe and feel, like the Psalmist/ of old, that only goodness and kindness can proceed/ from Thee, and that though each of us must walk/ through the valley of the shadow of death, yet we need fear no evil, for Thou/ wilt be there with us; Thy rod and Thy staff will sup-/-port </text:span><text:span text:style-name="T1">sustain</text:span><text:span text:style-name="T2"> our steps, and we shall gain the heights, where/ comforts dwell for evermor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8T14:51:51.67</meta:creation-date>
    <dc:date>2012-10-09T11:18:30.64</dc:date>
    <dc:creator>Penn Libraries</dc:creator>
    <meta:editing-duration>PT00H18M40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67" meta:word-count="647" meta:character-count="4182"/>
  </office:meta>
</office:document-meta>
</file>